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Normal">
      <style:paragraph-properties fo:margin-top="0in" fo:margin-bottom="0.0972in" loext:contextual-spacing="false"/>
    </style:style>
    <style:style style:name="P2" style:family="paragraph" style:parent-style-name="Quotations">
      <style:paragraph-properties fo:text-align="center" style:justify-single-word="false"/>
      <style:text-properties officeooo:paragraph-rsid="001b7f03"/>
    </style:style>
    <style:style style:name="P3" style:family="paragraph" style:parent-style-name="Text_20_body">
      <style:text-properties officeooo:rsid="0026a770" officeooo:paragraph-rsid="001b7f03"/>
    </style:style>
    <style:style style:name="P4" style:family="paragraph" style:parent-style-name="Text_20_body">
      <style:text-properties officeooo:rsid="00199a95" officeooo:paragraph-rsid="001b7f03"/>
    </style:style>
    <style:style style:name="P5" style:family="paragraph" style:parent-style-name="Text_20_body">
      <style:text-properties officeooo:paragraph-rsid="001b7f03"/>
    </style:style>
    <style:style style:name="P6" style:family="paragraph" style:parent-style-name="Title" style:master-page-name="MP0">
      <style:paragraph-properties style:page-number="auto" fo:break-before="page"/>
    </style:style>
    <style:style style:name="P7" style:family="paragraph" style:parent-style-name="Normal">
      <style:paragraph-properties fo:margin-top="0in" fo:margin-bottom="0.0972in" loext:contextual-spacing="false"/>
      <style:text-properties officeooo:rsid="001cd0f5" officeooo:paragraph-rsid="001cd0f5"/>
    </style:style>
    <style:style style:name="P8" style:family="paragraph" style:parent-style-name="Normal">
      <style:paragraph-properties fo:margin-top="0in" fo:margin-bottom="0.0972in" loext:contextual-spacing="false"/>
      <style:text-properties officeooo:rsid="002171ce" officeooo:paragraph-rsid="002171ce"/>
    </style:style>
    <style:style style:name="P9" style:family="paragraph" style:parent-style-name="Normal">
      <style:paragraph-properties fo:margin-top="0in" fo:margin-bottom="0.0972in" loext:contextual-spacing="false"/>
      <style:text-properties officeooo:rsid="00217307" officeooo:paragraph-rsid="00217307"/>
    </style:style>
    <style:style style:name="P10" style:family="paragraph" style:parent-style-name="Normal">
      <style:paragraph-properties fo:margin-top="0in" fo:margin-bottom="0.0972in" loext:contextual-spacing="false"/>
      <style:text-properties officeooo:rsid="00217307" officeooo:paragraph-rsid="00243f84"/>
    </style:style>
    <style:style style:name="P11" style:family="paragraph" style:parent-style-name="Normal">
      <style:paragraph-properties fo:margin-top="0in" fo:margin-bottom="0.0972in" loext:contextual-spacing="false"/>
      <style:text-properties officeooo:paragraph-rsid="00217307"/>
    </style:style>
    <style:style style:name="P12" style:family="paragraph" style:parent-style-name="Text_20_body" style:list-style-name="L1">
      <style:text-properties officeooo:rsid="00188d4c" officeooo:paragraph-rsid="001b7f03"/>
    </style:style>
    <style:style style:name="P13" style:family="paragraph" style:parent-style-name="Text_20_body" style:list-style-name="L1">
      <style:text-properties officeooo:rsid="00199a95" officeooo:paragraph-rsid="001b7f03"/>
    </style:style>
    <style:style style:name="T1" style:family="text">
      <style:text-properties officeooo:rsid="0017df8e"/>
    </style:style>
    <style:style style:name="T2" style:family="text">
      <style:text-properties officeooo:rsid="00188d4c"/>
    </style:style>
    <style:style style:name="T3" style:family="text">
      <style:text-properties officeooo:rsid="001b649f"/>
    </style:style>
    <style:style style:name="T4" style:family="text">
      <style:text-properties officeooo:rsid="001ead2e"/>
    </style:style>
    <style:style style:name="T5" style:family="text">
      <style:text-properties officeooo:rsid="001f25a1"/>
    </style:style>
    <style:style style:name="T6" style:family="text">
      <style:text-properties officeooo:rsid="0024d8b8"/>
    </style:style>
    <style:style style:name="T7" style:family="text">
      <style:text-properties officeooo:rsid="0026a770"/>
    </style:style>
    <style:style style:name="T8" style:family="text">
      <style:text-properties fo:font-style="italic" officeooo:rsid="0026a770" style:font-style-asian="italic" style:font-style-complex="italic"/>
    </style:style>
    <style:style style:name="T9" style:family="text">
      <style:text-properties officeooo:rsid="001feedf"/>
    </style:style>
    <style:style style:name="T10" style:family="text">
      <style:text-properties officeooo:rsid="00217307"/>
    </style:style>
    <style:style style:name="T11" style:family="text">
      <style:text-properties officeooo:rsid="00224b3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aradise’s end</text:p>
      <text:p text:style-name="P2">1.</text:p>
      <text:p text:style-name="P5"><text:tab/>“<text:span text:style-name="T1">Great success comes to those who try first gentlemen and you have the privilege now of being one of the first. Let me tell you,-No show you! If you bring your attention to page 20 of our portfolio you will see that by acquiring ‘Fast-Account’ as a service 85% of our customers experienced a growth of at least 25% in the first quarter and 50 in the next.”</text:span>… <text:span text:style-name="T2">or was it 60% percent? Tom wasn’t sure. Oh well, it was all written down in the plastic binder he had in his bag in the luggage compartment. He wasn’t worried. After all he had done this many, many times now. Around 7,650 if he remembered correct. He had it written down on a small post-card in his checked in laptop bag up above his head. It was part of his ritual. Every time he went somewhere to make a sale for one company or another, he would purchase a post-card from a souvenir shop and write down a miniature statistic of his life so far:</text:span></text:p>
      <text:list xml:id="list2659461630" text:style-name="L1">
        <text:list-item>
          <text:p text:style-name="P12">254,844 coffees drank</text:p>
        </text:list-item>
        <text:list-item>
          <text:p text:style-name="P12">3,567,877 miles traveled</text:p>
        </text:list-item>
        <text:list-item>
          <text:p text:style-name="P13">5 laptops used and broken</text:p>
        </text:list-item>
        <text:list-item>
          <text:p text:style-name="P13">14 suitcases dragged around and torn</text:p>
        </text:list-item>
        <text:list-item>
          <text:p text:style-name="P13">675 unique hotels stayed in</text:p>
        </text:list-item>
        <text:list-item>
          <text:p text:style-name="P13">…</text:p>
        </text:list-item>
      </text:list>
      <text:p text:style-name="P4"><text:tab/>And on and on. It was his life, or more specifically the measurable part of his life. The day to day mundane tasks of a traveling salesman. He had a family, with a wife and kids and he loved them dearly, but he also loved his job. He loved to travel, rarely attributing any importance to the destination. It was the act of travel that really enjoyed his attention. Mid flight the destination was a point of wonder, where anything was possible and what was <text:s/>passing by the windows and left behind was swollen by the hum of the motor and, for all he cared, oblivion. Tom was never really disappointed by the town he arrived at, it was not like that, he really cared for his job and felt like he had a natural sense about it, so in a way he was looking for that conference room with plastic chairs and filtered coffee. He liked to travel because it was a moment of presence, where past, future and now can be examined independently from the jumbled form they took during day to day life. It was a form of meditation for Tom, a Zen Garden, wrapped by the white noise of the engines, the crackle of plastic bottles and cups and the chatter of the stewardess’ handing them out.</text:p>
      <text:p text:style-name="P5"><text:tab/><text:span text:style-name="T3">And what a Garden it was. Like most professional salesmen Tom was exclusively traveling business class. And he always acquired the services of one particular company to give him the comfort he needed - ‘Paradise’s End’. Oh, he absolutely loved it and he didn’t know where to start in explaining why. For example the seats! The leather seats, that so comfortably took the shape of his body. Tan, and beige with back support and 180 fold ability. The distance between then was almost perfectly measured for Tom’s size, allowing him to comfortably stretch his legs on the foot rest with a minor bend of the knee. Maybe it was the snakes on board which included among them some of Tom’s favorites. </text:span><text:soft-page-break/><text:span text:style-name="T3">Especially the brand of sparkling water that he favored. The arm rests were the perfect height and the head support was applying soft contact right at the center of his skull. </text:span></text:p>
      <text:p text:style-name="P5"><text:tab/>“<text:span text:style-name="T4">Ladies and gentlemen, please fasten your seat belts and lock your trays in position! Shortly we will be landing at Frankfurt airport! Once again from the captain and the crew, we hope you enjoyed flying with us and we hope to see you back again on Paradise’s end.”</text:span></text:p>
      <text:p text:style-name="P5"><text:tab/>“<text:span text:style-name="T4">Most certainly you will” Tom thought.</text:span></text:p>
      <text:p text:style-name="P5"><text:tab/><text:span text:style-name="T5">15 minutes later and the plane was cruising down the runway towards the terminal. Another 10 and it was docked in the gate. Like most professional salesman Tom traveled light. A small backpack to hold his computer, documents, chargers for his phone and PC, and other small items. Everything else he had with his other small carry-on suitcase. The suitcase contained a second navy-blue suite (besides the brown one he was traveling with), 2 pairs of socks, underwear and tank tops, toothbrush with a travel toothpaste, an electric razor, some hidden cash just in case, a bottle of cologne, deodorant and some company material he didn’t need to read during the flight. Besides this the suitcase was equipped with an inbuilt 800 Amp battery and a fordable seat. It was a birthday present from his wife which he thoroughly enjoyed.</text:span></text:p>
      <text:p text:style-name="P5"><text:tab/><text:span text:style-name="T6">The seat belt sign went off, he rose up and gathered his stuff. The alleyway between the seats was also something that was improved upon compared to other companies. It was just a bit wider, not massive, but big enough that you could comfortably move without hitting an appendage on a seat, arm-rest or luggage compartment. As he got everything ready, he straightened his jacket and started towards the front exit. </text:span></text:p>
      <text:p text:style-name="P5"><text:tab/>“<text:span text:style-name="T6">Good afternoon Mr. Heidecker! Good to see you again. Was everything to your enjoyment during our flight?” Inquired the stewardess at the door with a smile.</text:span></text:p>
      <text:p text:style-name="P5"><text:tab/>“<text:span text:style-name="T7">Oh, most excellent!” replied Tom “ How you keep this level of consistency is something I never stop to wonder when I go aboard one of your flights.”</text:span></text:p>
      <text:p text:style-name="P5"><text:tab/>“<text:span text:style-name="T7">We are happy to hear it Mr. Heidecker! As we say in Paradise’s End ‘</text:span><text:span text:style-name="T8">It’s the Journey, not the Destination</text:span><text:span text:style-name="T7">’”</text:span></text:p>
      <text:p text:style-name="P5"><text:tab/>“<text:span text:style-name="T7">It most certainly is” He said with a smile. </text:span></text:p>
      <text:p text:style-name="P3"><text:tab/>In that last moment moment though, just before he was about to fully turn towards the plane door and exit he thought he saw something strange on the stewardess’ face. Just for a second it looked like there was light radiating from all around her and that the pupils of her eyes had ceased to exist and only white orbs remained. It was certainly an unnerving image and Tom had to do a quick double take to make sure he wasn’t loosing his mind, but only the reassuring image of tall young woman smiling back at him remained. He shrugged it off as a trick of the light and carried on through the gate.</text:p>
      <text:p text:style-name="P2"><text:span text:style-name="Emphasis">2.</text:span></text:p>
      <text:p text:style-name="P1">The airport was massive. It covered 35,000 acres of land area with three terminals to serve its innumerable passengers. The airport was so large in fact, that each flight information panel had an additional column to list the time it took to arrive at the gate of the corresponding flight from the current location of the board. Many reports are filed each year of passengers stranded at the terminal <text:soft-page-break/>due to miscalculations of the distance between connecting gates at the terminal, or due to “short” snack/coffee breaks meanwhile self-assuringly saying to yourself “Oh no, no need to rush. there’s loads of time!” Tom disliked these kinds of people, he found something selfish in this way of operating, but as a salesperson, this was a belief he kept to himself.</text:p>
      <text:p text:style-name="P1"><text:tab/>Unlike them, Tom did actually have some time. There were 3 more hours until his next flight, it was early morning, so he decided to make the best of it and go get breakfast. There was a great little café right next to his connecting gate so on he strolled with his luggage through the long corridors of Terminal 2. </text:p>
      <text:p text:style-name="P1"><text:tab/>The way the airport was constructed was much like a zoo or amusement park. Long stretching corridors of gates, each one leading to its own distinct little world at any given time. At the end of these hallways were positioned small islands of overpriced food and beverage stalls, as well as restrooms. They were usually in the form of a semi-circle if near an exterior wall, this way they would connect to one or two other gateways, or in a complete circle in some more central locations which would then connect to four or five other corridors or even other plazas, much like airports connect between each other. The corridors themselves were noting exciting, covered in green-ish ruff plastic carpet on the floor and multiple evenly spaced blue grey columns for support. Evenly spaced between each column were the gates of the corridor, all equal in appearance, tall square, made of black marble with a glass sliding door to block entrance when not in use. In front of each one there were about two roles of chairs with around twenty chairs per row, evenly spaced with a small table stretching out between every two chairs and…. “Black marble?” Tom thought and halted in the middle of the walkway. </text:p>
      <text:p text:style-name="P1"><text:tab/> Tom turned to face one of the gates. He approached the entrance and examined it closely. Yes, indeed it appeared to be marble or some kind of other smoothed out stone. Tom gave it a touch with his hand, he could feel was the coolness of the rock as well as it’s smooth texture. Examining it more closely he could see small veins of violet-gold type of substance within the stone. He took a step back and looked at the whole scene. There certainly wasn’t anything wrong with having marble doorways however in the current context they just seemed odd. Reaching back into his mind he tried to remember other airports and he could clearly recall those blocky things always being made from some kind of hardened plastic or metal. He tilted his head to one side, then the other trying to maybe see if it wasn’t some illusion of the light, a few seconds later he just shrugged it off and continued on his way. “Maybe they were remodeling” he thought walking by. </text:p>
      <text:p text:style-name="P7"><text:tab/>Fifteen minutes later he was in food court close to his gate. It was a small one with a long bar as the main sitting area and <text:s/>a couple more tables close by. Tom took a seat at one corner of the bar and ordered a coffee with milk and two croissants. If there was one pastry he loved the most this was it. And this place had the best in the airport. They imported the dough from the outside but they baked them here which kept them nice and soft and they went great with the coffee. While eating tom was going through the binder that used to be in his luggage, rehearsing the basic facts of the ‘Fast-Account’ service. It was a standard portfolio with a lot of graphs and a lot of numbers basically saying the same thing “Buy our products and your numbers will go up as well!”. Oh well at least he will get to see New York. His company had provided him with a nice room in a hotel in Manhattan for an entire week, even though the sales meetings he had planned were only three days. But the next flight after was in two days so Tom secured himself a nice mini vacation. <text:span text:style-name="T9">While attempting to visualize the wonderful time he would have there, another passenger took the chair to his right. It was a heavy fellow, in his early thirties.</text:span></text:p>
      <text:p text:style-name="P7"><text:tab/>“<text:span text:style-name="T9">Can I get a big cup of coffee, black?</text:span>” <text:span text:style-name="T9">He asked a bit groggy “No, no nothing else, thank you! Please make it to go, the wife’s waiting for me.”</text:span></text:p>
      <text:p text:style-name="P8"><text:soft-page-break/>The waitress gave him the cup, and he took a small sip and kept his nose over it with his eyes closed as if it were a healing salve.</text:p>
      <text:p text:style-name="P8"><text:tab/>“Been traveling long?” inquired Tom.</text:p>
      <text:p text:style-name="P11"><text:span text:style-name="T10"><text:tab/>“10 hours now!” exclaimed the stranger “Me and my wife are going down to the Canneries, for our honeymoon.”</text:span></text:p>
      <text:p text:style-name="P9"><text:tab/>“Congratulations!” exclaimed Tom </text:p>
      <text:p text:style-name="P9"><text:tab/>“Thanks! Funny thing is I could’ve sworn that everyone there was also going for their honey moon too.” he said with a laugh “Everyone was holding hands, snuggled up next to each other <text:span text:style-name="T11">with that dumb look on their faces, you know looking forward and up but not at anything in particular. Hell looking is not even the correct term, it implies too much presence. All of them were absorbed in their own little world, building a future that will never come to be. </text:span><text:s/><text:span text:style-name="T11">Hell so are we!</text:span>”</text:p>
      <text:p text:style-name="P9"><text:tab/><text:span text:style-name="T11">With that he took a big chug of his drink and rose up. “Have a good flight mister!”</text:span></text:p>
      <text:p text:style-name="P10"><text:tab/>“<text:span text:style-name="T11">Thanks, enjoy the experience!”</text:span></text:p>
      <text:p text:style-name="P10"><text:span text:style-name="T11"><text:tab/>“I’m sure we will!” And with that he started back through the corridor Tom had just came through.</text:span></text:p>
      <text:p text:style-name="P10"><text:span text:style-name="T11"><text:tab/>Tom had a look around. <text: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Normal" style:next-style-name="Normal" style:class="chapter">
      <style:paragraph-properties fo:margin-top="0in" fo:margin-bottom="0.111in" loext:contextual-spacing="false" fo:hyphenation-ladder-count="no-limit"/>
      <style:text-properties fo:color="#5a5a5a" style:font-name="Calibri" fo:font-family="Calibri" style:font-family-generic="swiss" style:font-pitch="variable" fo:font-size="11pt" fo:letter-spacing="0.0102in" style:font-name-asian="Times New Roman" style:font-family-asian="'Times New Roman'" style:font-family-generic-asian="roman" style:font-pitch-asian="variable" style:font-size-asian="11pt" style:font-name-complex="Mangal" style:font-family-complex="Mangal" style:font-family-generic-complex="roman" style:font-pitch-complex="variable" style:font-size-complex="10pt" fo:hyphenate="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ubtitle_20_Char" style:display-name="Subtitle Char" style:family="text" style:parent-style-name="Default_20_Paragraph_20_Font">
      <style:text-properties fo:color="#5a5a5a" style:font-name="Calibri" fo:font-family="Calibri" style:font-family-generic="swiss" style:font-pitch="variable" fo:font-size="11pt" fo:letter-spacing="0.0102in" style:font-name-asian="Times New Roman" style:font-family-asian="'Times New Roman'" style:font-family-generic-asian="roman" style:font-pitch-asian="variable" style:font-size-asian="11pt" style:font-name-complex="Mangal" style:font-family-complex="Mangal" style:font-family-generic-complex="roman"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22-01-24T21:23:00Z</meta:creation-date>
    <dc:date>2022-01-31T21:22:15.646000000</dc:date>
    <meta:editing-cycles>17</meta:editing-cycles>
    <meta:editing-duration>PT2H51M46S</meta:editing-duration>
    <meta:document-statistic meta:table-count="0" meta:image-count="0" meta:object-count="0" meta:page-count="4" meta:paragraph-count="36" meta:word-count="2070" meta:character-count="11354" meta:non-whitespace-character-count="9288"/>
    <meta:template xlink:type="simple" xlink:actuate="onRequest" xlink:title="" xlink:href="Normal.dotm"/>
  </office:meta>
</office:document-meta>
</file>